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37bd6"/>
    </style:style>
    <style:style style:name="P2" style:family="paragraph" style:parent-style-name="Standard">
      <style:text-properties officeooo:rsid="000506e7" officeooo:paragraph-rsid="000506e7"/>
    </style:style>
    <style:style style:name="P3" style:family="paragraph" style:parent-style-name="Standard">
      <style:text-properties officeooo:rsid="00056a67" officeooo:paragraph-rsid="00056a67"/>
    </style:style>
    <style:style style:name="P4" style:family="paragraph" style:parent-style-name="Standard">
      <style:text-properties officeooo:rsid="0005d54c" officeooo:paragraph-rsid="0005d54c"/>
    </style:style>
    <style:style style:name="P5" style:family="paragraph" style:parent-style-name="Standard">
      <style:text-properties officeooo:rsid="00061c8d" officeooo:paragraph-rsid="00061c8d"/>
    </style:style>
    <style:style style:name="P6" style:family="paragraph" style:parent-style-name="Standard">
      <style:text-properties officeooo:rsid="0007b3c1" officeooo:paragraph-rsid="0007b3c1"/>
    </style:style>
    <style:style style:name="P7" style:family="paragraph" style:parent-style-name="Standard">
      <style:text-properties officeooo:rsid="0009671d" officeooo:paragraph-rsid="000967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vgfsdf</text:p>
      <text:p text:style-name="P2">tess</text:p>
      <text:p text:style-name="P2"/>
      <text:p text:style-name="P2"/>
      <text:p text:style-name="P3">add master</text:p>
      <text:p text:style-name="P3"/>
      <text:p text:style-name="P4">master go 1</text:p>
      <text:p text:style-name="P4"/>
      <text:p text:style-name="P5">master go 2 yaya</text:p>
      <text:p text:style-name="P5"/>
      <text:p text:style-name="P6">master go 3</text:p>
      <text:p text:style-name="P6"/>
      <text:p text:style-name="P7">no fix th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0:42:07.938506322</meta:creation-date>
    <dc:date>2017-01-28T16:01:54.617592637</dc:date>
    <meta:editing-duration>PT17M1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17" meta:character-count="69" meta:non-whitespace-character-count="59"/>
  </office:meta>
</office:document-meta>
</file>